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DOs</text:h>
      <text:list xml:id="list9199301785797676886" text:style-name="L1">
        <text:list-item>
          <text:p text:style-name="P1">up board soll immer mit RT Kernel starten</text:p>
        </text:list-item>
        <text:list-item>
          <text:p text:style-name="P1">bedeutet RT dass ich solange die IO's toggeln kann wie ich will?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7S</meta:editing-duration>
    <meta:editing-cycles>3</meta:editing-cycles>
    <meta:generator>OpenOffice/4.1.5$Win32 OpenOffice.org_project/415m1$Build-9789</meta:generator>
    <dc:date>2018-11-25T19:09:46.43</dc:date>
    <meta:document-statistic meta:table-count="0" meta:image-count="0" meta:object-count="0" meta:page-count="1" meta:paragraph-count="3" meta:word-count="23" meta:character-count="112"/>
    <meta:user-defined meta:name="Info 1"/>
    <meta:user-defined meta:name="Info 2"/>
    <meta:user-defined meta:name="Info 3"/>
    <meta:user-defined meta:name="Info 4"/>
  </office:meta>
</office:document-meta>
</file>